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174.1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13.65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26.14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transparent"/>
      <style:text-properties fo:color="#000000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enrich00006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5" table:default-cell-style-name="ce4"/>
        <table:table-column table:style-name="co19" table:number-columns-repeated="1005" table:default-cell-style-name="ce4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121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lanck &amp; Einstein, noch mehr Teilch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ch Alpha Centauri 2004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 </text:p>
            <text:p>506957713 </text:p>
          </table:table-cell>
          <table:table-cell table:style-name="ce10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1242|</text:p>
          </table:table-cell>
          <table:table-cell office:value-type="string" calcext:value-type="string">
            <text:p>3458333924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Insel Verl.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Unsere Sonne - ein raetselhafter Stern? :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ribbin Unsere Sonne ein raetselhafter Stern? 19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76</text:p>
          </table:table-cell>
          <table:table-cell office:value-type="string" calcext:value-type="string">
            <text:p> </text:p>
            <text:p>182873609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<text:a xlink:href="http://d-nb.info/943514126" xlink:type="simple">943514126</text:a>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3.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1351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Clarendon</text:p>
          </table:table-cell>
          <table:table-cell office:value-type="string" calcext:value-type="string">
            <text:p>Rosseland, S.</text:p>
          </table:table-cell>
          <table:table-cell office:value-type="string" calcext:value-type="string">
            <text:p>Theoretical astrophysics : Atomic theory and the analysis of stellar atmospheres and envelope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Rosseland Theoretical astrophysics 1936</text:p>
          </table:table-cell>
          <table:table-cell office:value-type="string" calcext:value-type="string">
            <text:p>36021610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 </text:p>
            <text:p>142892386</text:p>
          </table:table-cell>
          <table:table-cell office:value-type="string" calcext:value-type="string">
            <text:p>523.01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31650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1455|</text:p>
          </table:table-cell>
          <table:table-cell office:value-type="string" calcext:value-type="string">
            <text:p>0713996773|</text:p>
          </table:table-cell>
          <table:table-cell office:value-type="string" calcext:value-type="string">
            <text:p>1st publ.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Greene, Brian</text:p>
          </table:table-cell>
          <table:table-cell office:value-type="string" calcext:value-type="string">
            <text:p>The fabric of the cosmos : Space, time, and the texture of realit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eene The fabric the cosmos 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office:value-type="string" calcext:value-type="string">
            <text:p> </text:p>
            <text:p>37088681X</text:p>
          </table:table-cell>
          <table:table-cell office:value-type="string" calcext:value-type="string">
            <text:p>523.1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<text:span text:style-name="T1">0</text:span>18526630</text:p>
          </table:table-cell>
          <table:table-cell office:value-type="string" calcext:value-type="string">
            <text:p>523.1</text:p>
          </table:table-cell>
          <table:table-cell office:value-type="string" calcext:value-type="string">
            <text:p>789941</text:p>
          </table:table-cell>
          <table:table-cell table:style-name="ce9" office:value-type="string" calcext:value-type="string">
            <text:p><text:a xlink:href="http://cds.cern.ch/search?f=080__a&amp;p=524.8" xlink:type="simple">524.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645|</text:p>
          </table:table-cell>
          <table:table-cell office:value-type="string" calcext:value-type="string">
            <text:p>978398113930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Die Welt der Galaxien, Geheimnisse der Natu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ch Alpha Centauri 2007</text:p>
          </table:table-cell>
          <table:table-cell table:number-columns-repeated="4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758|</text:p>
          </table:table-cell>
          <table:table-cell office:value-type="string" calcext:value-type="string">
            <text:p>386025089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Sterne und ihre Spektren : Astronomische Signale aus Lich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Kaler Sterne und ihre Spektren 19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87</text:p>
          </table:table-cell>
          <table:table-cell office:value-type="string" calcext:value-type="string">
            <text:p>15723309X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9409946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3.8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873|</text:p>
          </table:table-cell>
          <table:table-cell office:value-type="string" calcext:value-type="string">
            <text:p>0026045117|</text:p>
          </table:table-cell>
          <table:table-cell office:value-type="string" calcext:value-type="string">
            <text:p>1st American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cmillan</text:p>
          </table:table-cell>
          <table:table-cell office:value-type="string" calcext:value-type="string">
            <text:p>Ronan, Colin A.</text:p>
          </table:table-cell>
          <table:table-cell office:value-type="string" calcext:value-type="string">
            <text:p>The natural history of the universe : From the big bang to the end of tim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onan The natural history the universe 1991</text:p>
          </table:table-cell>
          <table:table-cell office:value-type="string" calcext:value-type="string">
            <text:p>91017063 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846282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2308|</text:p>
          </table:table-cell>
          <table:table-cell office:value-type="string" calcext:value-type="string">
            <text:p>3827405270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Morrison, David</text:p>
          </table:table-cell>
          <table:table-cell office:value-type="string" calcext:value-type="string">
            <text:p>Planetenwelten : Eine Entdeckungsreise durch das Sonnensyste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orrison Planetenwelten 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2</text:p>
          </table:table-cell>
          <table:table-cell table:style-name="ce9" office:value-type="float" office:value="254666329" calcext:value-type="float">
            <text:p>254666329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<text:a xlink:href="http://d-nb.info/955263654" xlink:type="simple">955263654</text:a>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3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2309|</text:p>
          </table:table-cell>
          <table:table-cell office:value-type="string" calcext:value-type="string">
            <text:p>393627828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Wiss</text:p>
          </table:table-cell>
          <table:table-cell/>
          <table:table-cell office:value-type="string" calcext:value-type="string">
            <text:p>Vom Quant zum Kosmos :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om Quant zum Kosmos 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358820049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96723839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256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British Broadcasting</text:p>
          </table:table-cell>
          <table:table-cell office:value-type="string" calcext:value-type="string">
            <text:p>Feynman, Richard</text:p>
          </table:table-cell>
          <table:table-cell office:value-type="string" calcext:value-type="string">
            <text:p>The character of physical law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eynman The character physical law 1965</text:p>
          </table:table-cell>
          <table:table-cell office:value-type="string" calcext:value-type="string">
            <text:p>68128165 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 </text:p>
            <text:p>868952001</text:p>
          </table:table-cell>
          <table:table-cell office:value-type="string" calcext:value-type="string">
            <text:p>530.1, 530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float" office:value="1227486" calcext:value-type="float">
            <text:p>1227486</text:p>
          </table:table-cell>
          <table:table-cell office:value-type="string" calcext:value-type="string">
            <text:p>530.1</text:p>
          </table:table-cell>
          <table:table-cell office:value-type="string" calcext:value-type="string">
            <text:p>108794</text:p>
          </table:table-cell>
          <table:table-cell office:value-type="string" calcext:value-type="string">
            <text:p>530.1; 1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260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laneten, Stern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ch Alpha Centauri 2001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float" office:value="507835441" calcext:value-type="float">
            <text:p>507835441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96862443X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2958|</text:p>
          </table:table-cell>
          <table:table-cell office:value-type="string" calcext:value-type="string">
            <text:p>382740053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ahr, Hans</text:p>
          </table:table-cell>
          <table:table-cell office:value-type="string" calcext:value-type="string">
            <text:p>Die Entstehung von Sonnensystemen : Eine Einfuehrung in das Problem der Planetenentstehung.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ahr Die Entstehung von Sonnensystemen 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239049632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95230079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008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Spickermann, Wolfgang</text:p>
          </table:table-cell>
          <table:table-cell office:value-type="string" calcext:value-type="string">
            <text:p>Kosmologie und die Legende vom Schoepfungsakt : 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pickermann Kosmologie und die Legende vom Schoepfungsakt 19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042671515 </text:p>
          </table:table-cell>
          <table:table-cell office:value-type="string" calcext:value-type="string">
            <text:p>113</text:p>
          </table:table-cell>
          <table:table-cell table:style-name="ce12" office:value-type="string" calcext:value-type="string">
            <text:p><text:a xlink:href="http://d-nb.info/780451252" xlink:type="simple">780451252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253494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307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Wiss. Verl.-Ges.</text:p>
          </table:table-cell>
          <table:table-cell office:value-type="string" calcext:value-type="string">
            <text:p>Elsaesser, Hans</text:p>
          </table:table-cell>
          <table:table-cell office:value-type="string" calcext:value-type="string">
            <text:p>Mensch und Weltall : Beitraege von Prof. Dr. Heinrich Siedentop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saesser Mensch und Weltall 1966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022055355</text:p>
          </table:table-cell>
          <table:table-cell office:value-type="string" calcext:value-type="string">
            <text:p>520</text:p>
          </table:table-cell>
          <table:table-cell table:style-name="ce12" office:value-type="string" calcext:value-type="string">
            <text:p><text:a xlink:href="http://d-nb.info/458945994" xlink:type="simple">458945994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3574|</text:p>
          </table:table-cell>
          <table:table-cell office:value-type="string" calcext:value-type="string">
            <text:p>1844425525 ; 9781844425525|</text:p>
          </table:table-cell>
          <table:table-cell/>
          <table:table-cell office:value-type="string" calcext:value-type="string">
            <text:p>Bristol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May, Brian</text:p>
          </table:table-cell>
          <table:table-cell office:value-type="string" calcext:value-type="string">
            <text:p>Bang! : The complete history of the univers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y Bang! 2006</text:p>
          </table:table-cell>
          <table:table-cell table:number-columns-repeated="4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3547648</text:p>
          </table:table-cell>
          <table:table-cell office:value-type="string" calcext:value-type="string">
            <text:p>523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692|</text:p>
          </table:table-cell>
          <table:table-cell office:value-type="string" calcext:value-type="string">
            <text:p>3426267187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Thorne, Kip S.</text:p>
          </table:table-cell>
          <table:table-cell office:value-type="string" calcext:value-type="string">
            <text:p>Gekruemmter Raum und verbogene Zeit : Einsteins Vermaechtni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horne Gekruemmter Raum und verbogene Zeit 19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30.11</text:p>
          </table:table-cell>
          <table:table-cell table:style-name="ce5" office:value-type="string" calcext:value-type="string">
            <text:p> </text:p>
            <text:p>16409533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a xlink:href="http://d-nb.info/942100174" xlink:type="simple">942100174</text:a>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4.88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739|</text:p>
          </table:table-cell>
          <table:table-cell office:value-type="string" calcext:value-type="string">
            <text:p>3540635971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Longair, Malcolm S.</text:p>
          </table:table-cell>
          <table:table-cell office:value-type="string" calcext:value-type="string">
            <text:p>Das erklaerte Universum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ngair Das erklaerte Universum 19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1</text:p>
          </table:table-cell>
          <table:table-cell office:value-type="string" calcext:value-type="string">
            <text:p> </text:p>
            <text:p>239048199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<text:a xlink:href="http://d-nb.info/951988301" xlink:type="simple">951988301</text:a>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907|</text:p>
          </table:table-cell>
          <table:table-cell office:value-type="string" calcext:value-type="string">
            <text:p>9783423247122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Chown, Marcus</text:p>
          </table:table-cell>
          <table:table-cell office:value-type="string" calcext:value-type="string">
            <text:p>Das Universum und das ewige Leben : Neue Antworten auf elementare Frag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own Das Universum und das ewige Leben 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style-name="ce5" office:value-type="string" calcext:value-type="string">
            <text:p> </text:p>
            <text:p>567017036 </text:p>
          </table:table-cell>
          <table:table-cell table:style-name="ce10" office:value-type="string" calcext:value-type="string">
            <text:p>500</text:p>
          </table:table-cell>
          <table:table-cell table:style-name="ce12" office:value-type="string" calcext:value-type="string">
            <text:p><text:a xlink:href="http://d-nb.info/988762897" xlink:type="simple">988762897</text:a> 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401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eelze</text:p>
          </table:table-cell>
          <table:table-cell office:value-type="string" calcext:value-type="string">
            <text:p>Friedrich</text:p>
          </table:table-cell>
          <table:table-cell office:value-type="string" calcext:value-type="string">
            <text:p>Bernhard, Helmut</text:p>
          </table:table-cell>
          <table:table-cell office:value-type="string" calcext:value-type="string">
            <text:p>Astrophysik : Forschung und Unterricht. Sonderdruck der Zeitschrift Astronomie und Raumfahrt im Unterrich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rnhard Astrophysik 1998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number-columns-repeated="7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4147|</text:p>
          </table:table-cell>
          <table:table-cell office:value-type="string" calcext:value-type="string">
            <text:p>3879735026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Borgeest, Ulf</text:p>
          </table:table-cell>
          <table:table-cell office:value-type="string" calcext:value-type="string">
            <text:p>Zeit : Das ewige Raets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orgeest Zeit 2000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 </text:p>
            <text:p>310544289</text:p>
          </table:table-cell>
          <table:table-cell table:style-name="ce10"/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.00.0000</text:date>, <text:time style:data-style-name="N2" text:time-value="17:04:57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7-30T17:07:57.307000000</meta:creation-date>
    <meta:editing-duration>P0D</meta:editing-duration>
    <meta:editing-cycles>1</meta:editing-cycles>
    <meta:document-statistic meta:table-count="1" meta:cell-count="380" meta:object-count="0"/>
  </office:meta>
</office:document-meta>
</file>